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461cm" table:align="margins"/>
    </style:style>
    <style:style style:name="Table1.A" style:family="table-column">
      <style:table-column-properties style:column-width="3.076cm" style:rel-column-width="10920*"/>
    </style:style>
    <style:style style:name="Table1.C" style:family="table-column">
      <style:table-column-properties style:column-width="4.674cm" style:rel-column-width="16593*"/>
    </style:style>
    <style:style style:name="Table1.D" style:family="table-column">
      <style:table-column-properties style:column-width="3.284cm" style:rel-column-width="11659*"/>
    </style:style>
    <style:style style:name="Table1.E" style:family="table-column">
      <style:table-column-properties style:column-width="0.794cm" style:rel-column-width="2817*"/>
    </style:style>
    <style:style style:name="Table1.F" style:family="table-column">
      <style:table-column-properties style:column-width="3.556cm" style:rel-column-width="12626*"/>
    </style:style>
    <style:style style:name="Table1.A1" style:family="table-cell">
      <style:table-cell-properties fo:padding="0.051cm" fo:border="none"/>
    </style:style>
    <style:style style:name="Table1.A2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1.B2" style:family="table-cell">
      <style:table-cell-properties style:vertical-align="middle" fo:padding="0.051cm" fo:border="0.05pt solid #000000"/>
    </style:style>
    <style:style style:name="Table1.C2" style:family="table-cell">
      <style:table-cell-properties style:vertical-align="middle" fo:padding="0.051cm" fo:border="none"/>
    </style:style>
    <style:style style:name="Table1.D2" style:family="table-cell">
      <style:table-cell-properties style:vertical-align="middle" fo:background-color="transparent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51cm" fo:border="0.05pt solid #000000">
        <style:background-image/>
      </style:table-cell-properties>
    </style:style>
    <style:style style:name="Table1.A3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1.258cm" style:rel-column-width="4465*"/>
    </style:style>
    <style:style style:name="Table2.B" style:family="table-column">
      <style:table-column-properties style:column-width="2.249cm" style:rel-column-width="7985*"/>
    </style:style>
    <style:style style:name="Table2.C" style:family="table-column">
      <style:table-column-properties style:column-width="2.99cm" style:rel-column-width="10616*"/>
    </style:style>
    <style:style style:name="Table2.G" style:family="table-column">
      <style:table-column-properties style:column-width="2.992cm" style:rel-column-width="10621*"/>
    </style:style>
    <style:style style:name="Table2.A1" style:family="table-cell">
      <style:table-cell-properties fo:padding="0.051cm" fo:border-left="0.05pt solid #000000" fo:border-right="none" fo:border-top="0.05pt solid #000000" fo:border-bottom="none"/>
    </style:style>
    <style:style style:name="Table2.G1" style:family="table-cell">
      <style:table-cell-properties fo:padding="0.051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51cm" fo:border-left="0.05pt solid #000000" fo:border-right="none" fo:border-top="none" fo:border-bottom="0.05pt solid #000000"/>
    </style:style>
    <style:style style:name="Table2.G2" style:family="table-cell">
      <style:table-cell-properties fo:padding="0.051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2.D7" style:family="table-cell">
      <style:table-cell-properties fo:padding="0.051cm" fo:border-left="0.05pt solid #000000" fo:border-right="none" fo:border-top="none" fo:border-bottom="none"/>
    </style:style>
    <style:style style:name="Table2.E7" style:family="table-cell">
      <style:table-cell-properties fo:padding="0.051cm" fo:border-left="0.05pt solid #000000" fo:border-right="none" fo:border-top="none" fo:border-bottom="none"/>
    </style:style>
    <style:style style:name="Table2.F7" style:family="table-cell">
      <style:table-cell-properties fo:padding="0.051cm" fo:border-left="0.05pt solid #000000" fo:border-right="none" fo:border-top="none" fo:border-bottom="none"/>
    </style:style>
    <style:style style:name="Table2.G7" style:family="table-cell">
      <style:table-cell-properties fo:padding="0.051cm" fo:border-left="0.05pt solid #000000" fo:border-right="0.05pt solid #000000" fo:border-top="none" fo:border-bottom="none"/>
    </style:style>
    <style:style style:name="Table3" style:family="table">
      <style:table-properties style:width="18.461cm" table:align="margins"/>
    </style:style>
    <style:style style:name="Table3.A" style:family="table-column">
      <style:table-column-properties style:column-width="3.692cm" style:rel-column-width="13107*"/>
    </style:style>
    <style:style style:name="Table3.A1" style:family="table-cell">
      <style:table-cell-properties style:vertical-align="middle" fo:padding="0.051cm" fo:border="0.05pt solid #000000"/>
    </style:style>
    <style:style style:name="Table3.C1" style:family="table-cell">
      <style:table-cell-properties style:vertical-align="middle"/>
    </style:style>
    <style:style style:name="Table3.D1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51cm" fo:border-left="0.05pt solid #000000" fo:border-right="0.05pt solid #000000" fo:border-top="none" fo:border-bottom="0.05pt solid #000000"/>
    </style:style>
    <style:style style:name="Table3.C2" style:family="table-cell">
      <style:table-cell-properties style:vertical-align="middle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1df7f5" officeooo:paragraph-rsid="001df7f5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5" style:family="paragraph" style:parent-style-name="Standard">
      <style:text-properties style:font-name="Arial" fo:font-size="8pt" officeooo:rsid="001df7f5" officeooo:paragraph-rsid="001df7f5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7" style:family="paragraph" style:parent-style-name="Standard">
      <style:text-properties style:font-name="Arial" fo:font-size="8pt" officeooo:paragraph-rsid="003e4a14" style:font-size-asian="8pt" style:font-size-complex="8pt"/>
    </style:style>
    <style:style style:name="P8" style:family="paragraph" style:parent-style-name="Standard">
      <style:text-properties style:font-name="Arial" fo:font-size="8pt" officeooo:paragraph-rsid="002439df" style:font-size-asian="8pt" style:font-size-complex="8pt"/>
    </style:style>
    <style:style style:name="P9" style:family="paragraph" style:parent-style-name="Standard">
      <style:text-properties style:font-name="Arial" fo:font-size="8pt" officeooo:paragraph-rsid="00410584" style:font-size-asian="8pt" style:font-size-complex="8pt"/>
    </style:style>
    <style:style style:name="P10" style:family="paragraph" style:parent-style-name="Standard">
      <style:text-properties style:font-name="Arial" fo:font-size="8pt" officeooo:paragraph-rsid="0026a323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7pt" officeooo:rsid="001df7f5" officeooo:paragraph-rsid="001df7f5" style:font-size-asian="7pt" style:font-size-complex="7pt"/>
    </style:style>
    <style:style style:name="P12" style:family="paragraph" style:parent-style-name="Table_20_Contents">
      <style:text-properties style:font-name="Arial" fo:font-size="10pt" style:font-size-asian="8.75pt" style:font-size-complex="10pt"/>
    </style:style>
    <style:style style:name="P13" style:family="paragraph" style:parent-style-name="Table_20_Contents"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15" style:family="paragraph" style:parent-style-name="Table_20_Contents">
      <style:text-properties style:font-name="Arial" fo:font-size="8pt" officeooo:rsid="001fa895" officeooo:paragraph-rsid="001fa895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1fa895" officeooo:paragraph-rsid="001fa895" style:font-size-asian="8pt" style:font-size-complex="8pt"/>
    </style:style>
    <style:style style:name="P17" style:family="paragraph" style:parent-style-name="Table_20_Contents">
      <style:text-properties style:font-name="Arial" fo:font-size="8pt" officeooo:paragraph-rsid="0025cec7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officeooo:paragraph-rsid="0039dec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officeooo:paragraph-rsid="0025cec7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7pt" officeooo:rsid="001fa3e1" officeooo:paragraph-rsid="001fa3e1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officeooo:rsid="001fa895" officeooo:paragraph-rsid="001fa895" style:font-size-asian="7pt" style:font-size-complex="7pt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fo:font-variant="normal" fo:text-transform="none" fo:color="#000000" style:text-line-through-style="none" style:font-name="Arial" fo:font-size="10pt" fo:font-style="normal" style:text-underline-style="none" fo:font-weight="bold" officeooo:rsid="001df7f5" officeooo:paragraph-rsid="001df7f5" style:text-blinking="false" fo:background-color="transparent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fo:font-variant="normal" fo:text-transform="none" fo:color="#000000" style:text-line-through-style="none" style:font-name="Arial" fo:font-size="10pt" fo:font-style="normal" style:text-underline-style="none" fo:font-weight="bold" officeooo:rsid="001df7f5" officeooo:paragraph-rsid="002439df" style:text-blinking="false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Arial" fo:font-size="8pt" officeooo:rsid="00246580" officeooo:paragraph-rsid="0026dcdb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7pt" fo:font-weight="normal" officeooo:rsid="00246580" officeooo:paragraph-rsid="002439df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Arial" fo:font-size="8pt" fo:font-weight="normal" officeooo:rsid="00246580" officeooo:paragraph-rsid="0025cec7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Arial" fo:font-size="7pt" officeooo:rsid="001fa3e1" style:font-size-asian="7pt" style:font-size-complex="7pt"/>
    </style:style>
    <style:style style:name="T1" style:family="text">
      <style:text-properties officeooo:rsid="00218a64"/>
    </style:style>
    <style:style style:name="T2" style:family="text">
      <style:text-properties officeooo:rsid="00274cf4"/>
    </style:style>
    <style:style style:name="T3" style:family="text">
      <style:text-properties fo:font-weight="normal" officeooo:rsid="00246580" style:font-weight-asian="normal" style:font-weight-complex="normal"/>
    </style:style>
    <style:style style:name="T4" style:family="text">
      <style:text-properties fo:font-weight="normal" officeooo:rsid="00274cf4" style:font-weight-asian="normal" style:font-weight-complex="normal"/>
    </style:style>
    <style:style style:name="T5" style:family="text">
      <style:text-properties fo:font-weight="normal" officeooo:rsid="0037f80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5"><text:text-input text:description="&lt;get_wizard_params(data[&quot;form&quot;][&quot;date_start&quot;],data[&quot;form&quot;][&quot;company_id&quot;],data[&quot;form&quot;][&quot;fiscalyear_id&quot;],data[&quot;form&quot;][&quot;period_from&quot;])&gt;">get_wizard_params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OBRAZAC ZP</text:p>
          </table:table-cell>
        </table:table-row>
        <table:table-row>
          <table:table-cell table:style-name="Table1.A2" office:value-type="string">
            <text:p text:style-name="P3"><text:bookmark text:name="docs-internal-guid-0dfe8646-49eb-1652-5705-933c2385ff3f"/>POREZNA UPRAVA PODRUČNI URED</text:p>
            <text:p text:style-name="P11">(1)</text:p>
          </table:table-cell>
          <table:table-cell table:style-name="Table1.B2" office:value-type="string">
            <text:p text:style-name="P8"><text:text-input text:description="&lt;get_company_data()['porezna_uprava'] or ''&gt;">porezna_uprava</text:text-input></text:p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5">PDV identifikacijski broj</text:p>
            <text:p text:style-name="P11">(3)</text:p>
          </table:table-cell>
          <table:table-cell table:style-name="Table1.D2" office:value-type="string">
            <text:p text:style-name="P6">HR</text:p>
          </table:table-cell>
          <table:table-cell table:style-name="Table1.F2" office:value-type="string">
            <text:p text:style-name="P8"><text:text-input text:description="&lt;get_company_data()['vat'] or ''&gt;">vat</text:text-input></text:p>
          </table:table-cell>
        </table:table-row>
        <table:table-row>
          <table:table-cell table:style-name="Table1.A3" office:value-type="string">
            <text:p text:style-name="P5">ISPOSTAVA</text:p>
            <text:p text:style-name="P11">(2)</text:p>
          </table:table-cell>
          <table:table-cell table:style-name="Table1.B3" office:value-type="string">
            <text:p text:style-name="P8"><text:text-input text:description="&lt;get_company_data()['ispostava'] or ''&gt;">ispostava</text:text-input></text:p>
          </table:table-cell>
          <table:table-cell table:style-name="Table1.C2" office:value-type="string">
            <text:p text:style-name="P3"/>
          </table:table-cell>
          <table:table-cell table:style-name="Table1.D3" office:value-type="string">
            <text:p text:style-name="P5">Porezni obveznik</text:p>
            <text:p text:style-name="P5">(baziv/ime i prezime)</text:p>
            <text:p text:style-name="P11">(4)</text:p>
          </table:table-cell>
          <table:table-cell table:style-name="Table1.E3" table:number-columns-spanned="2" office:value-type="string">
            <text:p text:style-name="P7"><text:text-input text:description="&lt;get_company_data()['name'] or ''&gt;">name</text:text-input></text:p>
          </table:table-cell>
          <table:covered-table-cell/>
        </table:table-row>
        <table:table-row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3" office:value-type="string">
            <text:p text:style-name="P5">Adresa</text:p>
            <text:p text:style-name="P5">(mjesto, ulica i broj)</text:p>
            <text:p text:style-name="P11">(5)</text:p>
          </table:table-cell>
          <table:table-cell table:style-name="Table1.E3" table:number-columns-spanned="2" office:value-type="string">
            <text:p text:style-name="P9"><text:text-input text:description="&lt;get_company_data()['zip'] or ''&gt;">city</text:text-input> <text:text-input text:description="&lt;get_company_data()['city'] or ''&gt;">city</text:text-input></text:p>
            <text:p text:style-name="P7"><text:text-input text:description="&lt;get_company_data()['street'] or ''&gt;">street</text:text-input></text:p>
          </table:table-cell>
          <table:covered-table-cell/>
        </table:table-row>
        <table:table-row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3" office:value-type="string">
            <text:p text:style-name="P5">PDV odentifikacijski broj poreznog zastupnika</text:p>
            <text:p text:style-name="P11">(6)</text:p>
          </table:table-cell>
          <table:table-cell table:style-name="Table1.D3" office:value-type="string">
            <text:p text:style-name="P6">HR</text:p>
          </table:table-cell>
          <table:table-cell table:style-name="Table1.E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1"/>
      <text:p text:style-name="P2">ZBIRNA PRIJAVA</text:p>
      <text:p text:style-name="P2"/>
      <text:p text:style-name="P22"><text:bookmark text:name="docs-internal-guid-0dfe8646-49f0-1662-9146-aa559745b64f"/>Zbirna prijava za isporuke dobara i usluga u druge države članice Europske unije</text:p>
      <text:p text:style-name="P23">Za mjesec <text:span text:style-name="T1"><text:text-input text:description="&lt;_(get_company_data()['month_name']) or ''&gt;">month_name</text:text-input></text:span> godina <text:span text:style-name="T1"><text:text-input text:description="&lt;get_company_data()['year'] or ''&gt;">year</text:text-input></text:span><text:span text:style-name="T1">.</text:span></text:p>
      <text:p text:style-name="P27">(7)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>
          <table:table-cell table:style-name="Table2.A1" office:value-type="string">
            <text:p text:style-name="P14">Red. br.</text:p>
          </table:table-cell>
          <table:table-cell table:style-name="Table2.A1" office:value-type="string">
            <text:p text:style-name="P14">Kod države</text:p>
          </table:table-cell>
          <table:table-cell table:style-name="Table2.A1" office:value-type="string">
            <text:p text:style-name="P14">PDV </text:p>
            <text:p text:style-name="P14">identifikacijski broj primatelja</text:p>
            <text:p text:style-name="P14">(bez kôda države)</text:p>
          </table:table-cell>
          <table:table-cell table:style-name="Table2.A1" office:value-type="string">
            <text:p text:style-name="P14">Vrijednost isporuke dobara</text:p>
            <text:p text:style-name="P14">(u kunama i lipama) </text:p>
          </table:table-cell>
          <table:table-cell table:style-name="Table2.A1" office:value-type="string">
            <text:p text:style-name="P14">Vrijednost isporuke dobara u postupcima 42 i 63</text:p>
            <text:p text:style-name="P20">(u kunama i lipama)</text:p>
          </table:table-cell>
          <table:table-cell table:style-name="Table2.A1" office:value-type="string">
            <text:p text:style-name="P14">Vrijednost isporuke dobara u okviru trostranog posla</text:p>
            <text:p text:style-name="P20">(u kunama i lipama)</text:p>
          </table:table-cell>
          <table:table-cell table:style-name="Table2.G1" office:value-type="string">
            <text:p text:style-name="P14">Vrijednost obavljenih </text:p>
            <text:p text:style-name="P14">usluga </text:p>
            <text:p text:style-name="P20">(u kunama i lipama) </text:p>
          </table:table-cell>
        </table:table-row>
        <table:table-row>
          <table:table-cell table:style-name="Table2.A2" office:value-type="string">
            <text:p text:style-name="P20">(8)</text:p>
          </table:table-cell>
          <table:table-cell table:style-name="Table2.A2" office:value-type="string">
            <text:p text:style-name="P20">(9)</text:p>
          </table:table-cell>
          <table:table-cell table:style-name="Table2.A2" office:value-type="string">
            <text:p text:style-name="P20">(10)</text:p>
          </table:table-cell>
          <table:table-cell table:style-name="Table2.A2" office:value-type="string">
            <text:p text:style-name="P20">(11)</text:p>
          </table:table-cell>
          <table:table-cell table:style-name="Table2.A2" office:value-type="string">
            <text:p text:style-name="P20">(12)</text:p>
          </table:table-cell>
          <table:table-cell table:style-name="Table2.A2" office:value-type="string">
            <text:p text:style-name="P20">(13)</text:p>
          </table:table-cell>
          <table:table-cell table:style-name="Table2.G2" office:value-type="string">
            <text:p text:style-name="P20">(14)</text:p>
          </table:table-cell>
        </table:table-row>
        <table:table-row>
          <table:table-cell table:style-name="Table2.A2" office:value-type="string">
            <text:p text:style-name="P17"><text:text-input text:description="&lt;for each=&quot;line in get_lines()&quot;&gt;">for</text:text-input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26"><text:text-input text:description="&lt;line.row_number&gt;">row_number</text:text-input>.</text:p>
          </table:table-cell>
          <table:table-cell table:style-name="Table2.A2" office:value-type="string">
            <text:p text:style-name="P26"><text:text-input text:description="&lt;if test=&quot;line.ccode&quot;&gt;">if</text:text-input><text:text-input text:description="&lt;line.ccode or ''&gt;">ccode</text:text-input><text:span text:style-name="T2"><text:text-input text:description="&lt;/if&gt;">/if</text:text-input></text:span></text:p>
          </table:table-cell>
          <table:table-cell table:style-name="Table2.A2" office:value-type="string">
            <text:p text:style-name="P26"><text:text-input text:description="&lt;if test=&quot;line.vat&quot;&gt;">if</text:text-input><text:text-input text:description="&lt;line.vat[2:]&gt;">warehouse_name</text:text-input><text:span text:style-name="T2"><text:text-input text:description="&lt;/if&gt;">/if</text:text-input></text:span></text:p>
          </table:table-cell>
          <table:table-cell table:style-name="Table2.A2" office:value-type="string">
            <text:p text:style-name="P18"><text:span text:style-name="T3"><text:text-input text:description="&lt;choose&gt;">&lt;choose&gt;</text:text-input></text:span><text:span text:style-name="T3"><text:text-input text:description="&lt;when test=&quot;line.dobra&quot;&gt;">&lt;when&gt;</text:text-input></text:span><text:span text:style-name="T3"><text:text-input text:description="&lt;formatLang(line.dobra,digits=2) or ''&gt;">dobra</text:text-input></text:span><text:span text:style-name="T4"><text:text-input text:description="&lt;/when&gt;">&lt;/when&gt;</text:text-input></text:span><text:span text:style-name="T4"> </text:span><text:span text:style-name="T4"><text:text-input text:description="&lt;otherwise&gt;">&lt;otherwise&gt;</text:text-input></text:span><text:span text:style-name="T5">0,00 </text:span><text:span text:style-name="T5"><text:text-input text:description="&lt;/otherwise&gt;">&lt;/otherwise&gt;</text:text-input></text:span><text:span text:style-name="T3"><text:text-input text:description="&lt;/choose&gt;">&lt;/choose&gt;</text:text-input></text:span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9"><text:span text:style-name="T3"><text:text-input text:description="&lt;choose&gt;">&lt;choose&gt;</text:text-input></text:span><text:span text:style-name="T3"><text:text-input text:description="&lt;when test=&quot;line.usluge&quot;&gt;">&lt;when&gt;</text:text-input></text:span><text:text-input text:description="&lt;formatLang(line.usluge,digits=2) or ''&gt;">usluge</text:text-input><text:span text:style-name="T4"><text:text-input text:description="&lt;/when&gt;">&lt;/when&gt;</text:text-input></text:span><text:span text:style-name="T4"> </text:span><text:span text:style-name="T4"><text:text-input text:description="&lt;otherwise&gt;">&lt;otherwise&gt;</text:text-input></text:span><text:span text:style-name="T5">0,00 </text:span><text:span text:style-name="T5"><text:text-input text:description="&lt;/otherwise&gt;">&lt;/otherwise&gt;</text:text-input></text:span><text:span text:style-name="T3"><text:text-input text:description="&lt;/choose&gt;">&lt;/choose&gt;</text:text-input></text:span></text:p>
          </table:table-cell>
        </table:table-row>
        <table:table-row>
          <table:table-cell table:style-name="Table2.A2" office:value-type="string">
            <text:p text:style-name="P24"><text:text-input text:description="&lt;/for&gt;">/for</text:text-input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7" table:number-rows-spanned="2" table:number-columns-spanned="3" office:value-type="string">
            <text:p text:style-name="P14">Ukupna vrijednost</text:p>
          </table:table-cell>
          <table:covered-table-cell/>
          <table:covered-table-cell/>
          <table:table-cell table:style-name="Table2.D7" office:value-type="string">
            <text:p text:style-name="P19"><text:text-input text:description="&lt;formatLang(get_totals()['sum_dobra'])&gt;">sum_dobra</text:text-input> </text:p>
          </table:table-cell>
          <table:table-cell table:style-name="Table2.E7" office:value-type="string">
            <text:p text:style-name="P13"/>
          </table:table-cell>
          <table:table-cell table:style-name="Table2.F7" office:value-type="string">
            <text:p text:style-name="P13"/>
          </table:table-cell>
          <table:table-cell table:style-name="Table2.G7" office:value-type="string">
            <text:p text:style-name="P19"><text:text-input text:description="&lt;formatLang(get_totals()['sum_usluge'])&gt;">sum_usluge</text:text-input> </text:p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20">(15)</text:p>
          </table:table-cell>
          <table:table-cell table:style-name="Table2.A2" office:value-type="string">
            <text:p text:style-name="P20">(16)</text:p>
          </table:table-cell>
          <table:table-cell table:style-name="Table2.A2" office:value-type="string">
            <text:p text:style-name="P20">(17)</text:p>
          </table:table-cell>
          <table:table-cell table:style-name="Table2.G2" office:value-type="string">
            <text:p text:style-name="P20">(18)</text:p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 table:number-columns-repeated="5"/>
        <table:table-row>
          <table:table-cell table:style-name="Table3.A1" table:number-columns-spanned="2" office:value-type="string">
            <text:p text:style-name="P15">Potvrđujem istinitost navedenih podataka.</text:p>
          </table:table-cell>
          <table:covered-table-cell/>
          <table:table-cell table:style-name="Table3.C2" office:value-type="string">
            <text:p text:style-name="P13"/>
          </table:table-cell>
          <table:table-cell table:style-name="Table3.D1" office:value-type="string">
            <text:p text:style-name="P16">Potpis</text:p>
            <text:p text:style-name="P21">(20)</text:p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6">Obračun sastavio</text:p>
            <text:p text:style-name="P21">(ime i prezime)</text:p>
            <text:p text:style-name="P21">(19)</text:p>
          </table:table-cell>
          <table:table-cell table:style-name="Table3.B2" office:value-type="string">
            <text:p text:style-name="P10"><text:text-input text:description="&lt;get_company_data()['responsible_fname'] or ''&gt;">responsible_fname</text:text-input> <text:text-input text:description="&lt;get_company_data()['responsible_lname'] or ''&gt;">responsible_lname</text:text-input></text:p>
          </table:table-cell>
          <table:table-cell table:style-name="Table3.C2" office:value-type="string">
            <text:p text:style-name="P13"/>
          </table:table-cell>
          <table:table-cell table:style-name="Table3.A2" office:value-type="string">
            <text:p text:style-name="P16">Broj telefona/fax/e-mail </text:p>
            <text:p text:style-name="P21">(21)</text:p>
          </table:table-cell>
          <table:table-cell table:style-name="Table3.B2" office:value-type="string">
            <text:p text:style-name="P10"><text:text-input text:description="&lt;get_company_data()['responsible_tel'] or ''&gt;">responsible_tel</text:text-input></text:p>
            <text:p text:style-name="P10"><text:text-input text:description="&lt;get_company_data()['responsible_email'] or ''&gt;">responsible_email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9:23:41</dc:date>
    <dc:creator>dario </dc:creator>
    <meta:generator>LibreOffice/3.6$Linux_X86_64 LibreOffice_project/360m1$Build-2</meta:generator>
    <meta:editing-duration>PT9M12S</meta:editing-duration>
    <meta:editing-cycles>13</meta:editing-cycles>
    <meta:document-statistic meta:table-count="3" meta:image-count="0" meta:object-count="0" meta:page-count="1" meta:paragraph-count="74" meta:word-count="156" meta:character-count="1186" meta:non-whitespace-character-count="1096"/>
  </office:meta>
</office:document-meta>
</file>